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Iterator.skip( long ite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erIterator.nextObjec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erIterator.ServerIterator( Range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Iterator.ge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